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GL823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 Ohm 08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1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USB C socke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SD card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 table:number-columns-repeated="4"/>
          <table:table-cell table:formula="of:=IF(ISBLANK([.D10]);&quot;&quot;;([.D10]&gt;=[.C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]);&quot;&quot;;([.D11]&gt;=[.C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]);&quot;&quot;;([.D12]&gt;=[.C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]);&quot;&quot;;([.D13]&gt;=[.C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calcext:conditional-formats>
          <calcext:conditional-format calcext:target-range-address="Sheet1.E1:Sheet1.E64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20:25:09.1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18:02:49.039000000</meta:creation-date>
    <dc:date>2024-07-30T20:25:31.631000000</dc:date>
    <meta:editing-duration>PT4H16M23S</meta:editing-duration>
    <meta:editing-cycles>4</meta:editing-cycles>
    <meta:generator>LibreOffice/7.6.6.3$Windows_X86_64 LibreOffice_project/d97b2716a9a4a2ce1391dee1765565ea469b0ae7</meta:generator>
    <meta:document-statistic meta:table-count="1" meta:cell-count="100" meta:object-count="0"/>
  </office:meta>
</office:document-meta>
</file>